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173" officeooo:paragraph-rsid="000f9173"/>
    </style:style>
    <style:style style:name="P2" style:family="paragraph" style:parent-style-name="Standard" style:list-style-name="L1">
      <style:text-properties officeooo:rsid="000f9173" officeooo:paragraph-rsid="000f9173"/>
    </style:style>
    <style:style style:name="P3" style:family="paragraph" style:parent-style-name="Standard" style:list-style-name="L1">
      <style:text-properties officeooo:paragraph-rsid="000f9173"/>
    </style:style>
    <style:style style:name="P4" style:family="paragraph" style:parent-style-name="Standard" style:list-style-name="L1">
      <style:text-properties officeooo:rsid="00125eff" officeooo:paragraph-rsid="00125eff"/>
    </style:style>
    <style:style style:name="P5" style:family="paragraph" style:parent-style-name="Standard" style:list-style-name="L1">
      <style:text-properties officeooo:rsid="00125eff" officeooo:paragraph-rsid="001b1054"/>
    </style:style>
    <style:style style:name="P6" style:family="paragraph" style:parent-style-name="Standard" style:list-style-name="L1">
      <style:text-properties officeooo:rsid="00125eff" officeooo:paragraph-rsid="001fb5af"/>
    </style:style>
    <style:style style:name="P7" style:family="paragraph" style:parent-style-name="Standard">
      <style:text-properties officeooo:rsid="00125eff" officeooo:paragraph-rsid="00125eff"/>
    </style:style>
    <style:style style:name="P8" style:family="paragraph" style:parent-style-name="Standard">
      <style:text-properties officeooo:rsid="00125eff" officeooo:paragraph-rsid="001b1054"/>
    </style:style>
    <style:style style:name="P9" style:family="paragraph" style:parent-style-name="Standard">
      <style:text-properties officeooo:rsid="00125eff" officeooo:paragraph-rsid="001fb5af"/>
    </style:style>
    <style:style style:name="P10" style:family="paragraph" style:parent-style-name="Standard" style:list-style-name="L1">
      <style:text-properties officeooo:rsid="0014b101" officeooo:paragraph-rsid="0014b101"/>
    </style:style>
    <style:style style:name="P11" style:family="paragraph" style:parent-style-name="Standard">
      <style:text-properties officeooo:rsid="0014b101" officeooo:paragraph-rsid="0014b101"/>
    </style:style>
    <style:style style:name="P12" style:family="paragraph" style:parent-style-name="Standard" style:list-style-name="L1">
      <style:text-properties officeooo:rsid="001630f6" officeooo:paragraph-rsid="001630f6"/>
    </style:style>
    <style:style style:name="P13" style:family="paragraph" style:parent-style-name="Standard" style:list-style-name="L1">
      <style:text-properties officeooo:rsid="001630f6" officeooo:paragraph-rsid="0025bc0c"/>
    </style:style>
    <style:style style:name="P14" style:family="paragraph" style:parent-style-name="Standard" style:list-style-name="L1">
      <style:text-properties officeooo:rsid="001630f6" officeooo:paragraph-rsid="002b70ac"/>
    </style:style>
    <style:style style:name="P15" style:family="paragraph" style:parent-style-name="Standard">
      <style:text-properties officeooo:rsid="001630f6" officeooo:paragraph-rsid="001630f6"/>
    </style:style>
    <style:style style:name="P16" style:family="paragraph" style:parent-style-name="Standard">
      <style:text-properties officeooo:rsid="001630f6" officeooo:paragraph-rsid="0025bc0c"/>
    </style:style>
    <style:style style:name="P17" style:family="paragraph" style:parent-style-name="Standard">
      <style:text-properties officeooo:rsid="001630f6" officeooo:paragraph-rsid="002b70ac"/>
    </style:style>
    <style:style style:name="P18" style:family="paragraph" style:parent-style-name="Standard" style:list-style-name="L1">
      <style:text-properties officeooo:rsid="00186cc4" officeooo:paragraph-rsid="00186cc4"/>
    </style:style>
    <style:style style:name="P19" style:family="paragraph" style:parent-style-name="Standard">
      <style:text-properties officeooo:rsid="00186cc4" officeooo:paragraph-rsid="00186cc4"/>
    </style:style>
    <style:style style:name="P20" style:family="paragraph" style:parent-style-name="Standard" style:list-style-name="L1">
      <style:text-properties officeooo:rsid="001cff9e" officeooo:paragraph-rsid="001cff9e"/>
    </style:style>
    <style:style style:name="P21" style:family="paragraph" style:parent-style-name="Standard" style:list-style-name="L1">
      <style:text-properties officeooo:rsid="001cff9e" officeooo:paragraph-rsid="001e69b6"/>
    </style:style>
    <style:style style:name="P22" style:family="paragraph" style:parent-style-name="Standard">
      <style:text-properties officeooo:rsid="001cff9e" officeooo:paragraph-rsid="001cff9e"/>
    </style:style>
    <style:style style:name="P23" style:family="paragraph" style:parent-style-name="Standard" style:list-style-name="L1">
      <style:text-properties officeooo:rsid="0021be80" officeooo:paragraph-rsid="0021be80"/>
    </style:style>
    <style:style style:name="P24" style:family="paragraph" style:parent-style-name="Standard">
      <style:text-properties officeooo:rsid="0021be80" officeooo:paragraph-rsid="0021be80"/>
    </style:style>
    <style:style style:name="P25" style:family="paragraph" style:parent-style-name="Standard" style:list-style-name="L1">
      <style:text-properties officeooo:rsid="0023dbe3" officeooo:paragraph-rsid="0023dbe3"/>
    </style:style>
    <style:style style:name="P26" style:family="paragraph" style:parent-style-name="Standard">
      <style:text-properties officeooo:rsid="0023dbe3" officeooo:paragraph-rsid="0023dbe3"/>
    </style:style>
    <style:style style:name="P27" style:family="paragraph" style:parent-style-name="Standard" style:list-style-name="L1">
      <style:text-properties officeooo:rsid="002959d8" officeooo:paragraph-rsid="002959d8"/>
    </style:style>
    <style:style style:name="P28" style:family="paragraph" style:parent-style-name="Standard">
      <style:text-properties officeooo:rsid="002959d8" officeooo:paragraph-rsid="002959d8"/>
    </style:style>
    <style:style style:name="P29" style:family="paragraph" style:parent-style-name="Standard" style:list-style-name="L1">
      <style:text-properties officeooo:rsid="002c11bc" officeooo:paragraph-rsid="002c11bc"/>
    </style:style>
    <style:style style:name="P30" style:family="paragraph" style:parent-style-name="Standard" style:list-style-name="L1">
      <style:text-properties fo:font-size="6pt" officeooo:paragraph-rsid="000f9173" style:font-size-asian="5.25pt" style:font-size-complex="6pt"/>
    </style:style>
    <style:style style:name="P31" style:family="paragraph" style:parent-style-name="Standard" style:list-style-name="L1">
      <style:text-properties fo:font-size="6pt" officeooo:rsid="000f9173" officeooo:paragraph-rsid="000f9173" style:font-size-asian="5.25pt" style:font-size-complex="6pt"/>
    </style:style>
    <style:style style:name="P32" style:family="paragraph" style:parent-style-name="Standard" style:list-style-name="L1">
      <style:text-properties fo:font-size="6pt" officeooo:rsid="00125eff" officeooo:paragraph-rsid="00125eff" style:font-size-asian="5.25pt" style:font-size-complex="6pt"/>
    </style:style>
    <style:style style:name="P33" style:family="paragraph" style:parent-style-name="Standard" style:list-style-name="L1">
      <style:text-properties fo:font-size="6pt" officeooo:rsid="00125eff" officeooo:paragraph-rsid="001b1054" style:font-size-asian="5.25pt" style:font-size-complex="6pt"/>
    </style:style>
    <style:style style:name="P34" style:family="paragraph" style:parent-style-name="Standard" style:list-style-name="L1">
      <style:text-properties fo:font-size="6pt" officeooo:rsid="00125eff" officeooo:paragraph-rsid="001fb5af" style:font-size-asian="5.25pt" style:font-size-complex="6pt"/>
    </style:style>
    <style:style style:name="P35" style:family="paragraph" style:parent-style-name="Standard" style:list-style-name="L1">
      <style:text-properties fo:font-size="6pt" officeooo:rsid="0014b101" officeooo:paragraph-rsid="0014b101" style:font-size-asian="5.25pt" style:font-size-complex="6pt"/>
    </style:style>
    <style:style style:name="P36" style:family="paragraph" style:parent-style-name="Standard" style:list-style-name="L1">
      <style:text-properties fo:font-size="6pt" officeooo:rsid="001630f6" officeooo:paragraph-rsid="001630f6" style:font-size-asian="5.25pt" style:font-size-complex="6pt"/>
    </style:style>
    <style:style style:name="P37" style:family="paragraph" style:parent-style-name="Standard" style:list-style-name="L1">
      <style:text-properties fo:font-size="6pt" officeooo:rsid="001630f6" officeooo:paragraph-rsid="0025bc0c" style:font-size-asian="5.25pt" style:font-size-complex="6pt"/>
    </style:style>
    <style:style style:name="P38" style:family="paragraph" style:parent-style-name="Standard" style:list-style-name="L1">
      <style:text-properties fo:font-size="6pt" officeooo:rsid="001630f6" officeooo:paragraph-rsid="002b70ac" style:font-size-asian="5.25pt" style:font-size-complex="6pt"/>
    </style:style>
    <style:style style:name="P39" style:family="paragraph" style:parent-style-name="Standard" style:list-style-name="L1">
      <style:text-properties fo:font-size="6pt" officeooo:rsid="00186cc4" officeooo:paragraph-rsid="00186cc4" style:font-size-asian="5.25pt" style:font-size-complex="6pt"/>
    </style:style>
    <style:style style:name="P40" style:family="paragraph" style:parent-style-name="Standard" style:list-style-name="L1">
      <style:text-properties fo:font-size="6pt" officeooo:rsid="001cff9e" officeooo:paragraph-rsid="001e69b6" style:font-size-asian="5.25pt" style:font-size-complex="6pt"/>
    </style:style>
    <style:style style:name="P41" style:family="paragraph" style:parent-style-name="Standard" style:list-style-name="L1">
      <style:text-properties fo:font-size="6pt" officeooo:rsid="001cff9e" officeooo:paragraph-rsid="001cff9e" style:font-size-asian="5.25pt" style:font-size-complex="6pt"/>
    </style:style>
    <style:style style:name="P42" style:family="paragraph" style:parent-style-name="Standard" style:list-style-name="L1">
      <style:text-properties fo:font-size="6pt" officeooo:rsid="0021be80" officeooo:paragraph-rsid="0021be80" style:font-size-asian="5.25pt" style:font-size-complex="6pt"/>
    </style:style>
    <style:style style:name="P43" style:family="paragraph" style:parent-style-name="Standard" style:list-style-name="L1">
      <style:text-properties fo:font-size="6pt" officeooo:rsid="0023dbe3" officeooo:paragraph-rsid="0023dbe3" style:font-size-asian="5.25pt" style:font-size-complex="6pt"/>
    </style:style>
    <style:style style:name="P44" style:family="paragraph" style:parent-style-name="Standard" style:list-style-name="L1">
      <style:text-properties fo:font-size="6pt" officeooo:rsid="002959d8" officeooo:paragraph-rsid="002959d8" style:font-size-asian="5.25pt" style:font-size-complex="6pt"/>
    </style:style>
    <style:style style:name="P45" style:family="paragraph" style:parent-style-name="Standard" style:list-style-name="L1">
      <style:text-properties fo:font-size="6pt" officeooo:rsid="002c11bc" officeooo:paragraph-rsid="002c11bc" style:font-size-asian="5.25pt" style:font-size-complex="6pt"/>
    </style:style>
    <style:style style:name="P46" style:family="paragraph" style:parent-style-name="Standard" style:list-style-name="L2">
      <style:text-properties officeooo:paragraph-rsid="000f9173"/>
    </style:style>
    <style:style style:name="T1" style:family="text">
      <style:text-properties officeooo:rsid="000f9173"/>
    </style:style>
    <style:style style:name="T2" style:family="text">
      <style:text-properties officeooo:rsid="00111720"/>
    </style:style>
    <style:style style:name="T3" style:family="text">
      <style:text-properties officeooo:rsid="00125eff"/>
    </style:style>
    <style:style style:name="T4" style:family="text">
      <style:text-properties officeooo:rsid="002bc7f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55168043" text:style-name="L2">
        <text:list-item>
          <text:p text:style-name="P46"><text:span text:style-name="T1">Le réel </text:span><text:span text:style-name="T1"><draw:frame draw:style-name="fr1" draw:name="Object1" text:anchor-type="as-char" svg:y="-0.437cm" svg:width="2.93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est égal à :</text:span></text:p>
        </text:list-item>
      </text:list>
      <text:list xml:id="list1533290368" text:style-name="L1">
        <text:list-header>
          <text:p text:style-name="P30"/>
          <text:list>
            <text:list-item>
              <text:p text:style-name="P3"><draw:frame draw:style-name="fr1" draw:name="Object2" text:anchor-type="as-char" svg:y="-0.377cm" svg:width="1.22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text:p text:style-name="P30"/>
            </text:list-item>
            <text:list-item>
              <text:p text:style-name="P3"><draw:frame draw:style-name="fr1" draw:name="Object3" text:anchor-type="as-char" svg:y="-0.437cm" svg:width="1.337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text:p text:style-name="P30"/>
            </text:list-item>
            <text:list-item>
              <text:p text:style-name="P2"><draw:frame draw:style-name="fr1" draw:name="Object17" text:anchor-type="as-char" svg:y="-0.377cm" svg:width="0.42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p>
            </text:list-item>
          </text:list>
        </text:list-header>
      </text:list>
      <text:p text:style-name="P1"/>
      <text:p text:style-name="P1"/>
      <text:list xml:id="list104858147060518" text:continue-numbering="true" text:style-name="L1">
        <text:list-item>
          <text:p text:style-name="P3"><text:span text:style-name="T1">L’équation </text:span><text:span text:style-name="T1"><draw:frame draw:style-name="fr1" draw:name="Object4" text:anchor-type="as-char" svg:y="-0.437cm" svg:width="1.829cm" svg:height="0.55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<text:s/>a pour ensemble des solutions :</text:span></text:p>
          <text:p text:style-name="P30"/>
          <text:list>
            <text:list-item>
              <text:p text:style-name="P2"><draw:frame draw:style-name="fr1" draw:name="Object5" text:anchor-type="as-char" svg:y="-0.402cm" svg:width="1.236cm" svg:height="0.519cm" draw:z-index="4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31"/>
            </text:list-item>
            <text:list-item>
              <text:p text:style-name="P2"><draw:frame draw:style-name="fr1" draw:name="Object6" text:anchor-type="as-char" svg:y="-0.402cm" svg:width="1.226cm" svg:height="0.51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<text:p text:style-name="P31"/>
            </text:list-item>
            <text:list-item>
              <text:p text:style-name="P2"><draw:frame draw:style-name="fr1" draw:name="Object7" text:anchor-type="as-char" svg:y="-0.402cm" svg:width="1.984cm" svg:height="0.51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</text:list>
        </text:list-item>
      </text:list>
      <text:p text:style-name="P1"/>
      <text:p text:style-name="P1"/>
      <text:list xml:id="list104857903582876" text:continue-numbering="true" text:style-name="L1">
        <text:list-item>
          <text:p text:style-name="P2"><draw:frame draw:style-name="fr1" draw:name="Object8" text:anchor-type="as-char" svg:y="-0.413cm" svg:width="1.66cm" svg:height="0.53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<text:span text:style-name="T2">est égal à :</text:span></text:p>
          <text:p text:style-name="P31"/>
          <text:list>
            <text:list-item>
              <text:p text:style-name="P2"><draw:frame draw:style-name="fr1" draw:name="Object9" text:anchor-type="as-char" svg:y="-0.483cm" svg:width="1.506cm" svg:height="0.605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<text:p text:style-name="P31"/>
            </text:list-item>
            <text:list-item>
              <text:p text:style-name="P2"><draw:frame draw:style-name="fr1" draw:name="Object10" text:anchor-type="as-char" svg:y="-0.619cm" svg:width="1.462cm" svg:height="0.9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<text:p text:style-name="P31"/>
            </text:list-item>
            <text:list-item>
              <text:p text:style-name="P2"><draw:frame draw:style-name="fr1" draw:name="Object11" text:anchor-type="as-char" svg:y="-0.413cm" svg:width="2.678cm" svg:height="0.53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</text:list>
        </text:list-item>
      </text:list>
      <text:p text:style-name="P1"/>
      <text:p text:style-name="P1"/>
      <text:list xml:id="list104858295665591" text:continue-numbering="true" text:style-name="L1">
        <text:list-item>
          <text:p text:style-name="P4">L’équation <draw:frame draw:style-name="fr1" draw:name="Object12" text:anchor-type="as-char" svg:y="-0.619cm" svg:width="1.776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a pour <text:span text:style-name="T1">ensemble des solutions :</text:span></text:p>
          <text:p text:style-name="P32"/>
          <text:list>
            <text:list-item>
              <text:p text:style-name="P4"><draw:frame draw:style-name="fr1" draw:name="Object13" text:anchor-type="as-char" svg:y="-0.67cm" svg:width="1.672cm" svg:height="1.09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<text:p text:style-name="P32"/>
            </text:list-item>
            <text:list-item>
              <text:p text:style-name="P4"><draw:frame draw:style-name="fr1" draw:name="Object14" text:anchor-type="as-char" svg:y="-0.439cm" svg:width="1.482cm" svg:height="0.55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<text:p text:style-name="P32"/>
            </text:list-item>
            <text:list-item>
              <text:p text:style-name="P4"><draw:frame draw:style-name="fr1" draw:name="Object15" text:anchor-type="as-char" svg:y="-0.402cm" svg:width="1.228cm" svg:height="0.51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</text:list>
        </text:list-item>
      </text:list>
      <text:p text:style-name="P7"/>
      <text:p text:style-name="P7"/>
      <text:list xml:id="list104858973185412" text:continue-numbering="true" text:style-name="L1">
        <text:list-item>
          <text:p text:style-name="P4"><draw:frame draw:style-name="fr1" draw:name="Object16" text:anchor-type="as-char" svg:y="-0.413cm" svg:width="3.911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/>est égal a :</text:p>
          <text:p text:style-name="P32"/>
          <text:list>
            <text:list-item>
              <text:p text:style-name="P4"><draw:frame draw:style-name="fr1" draw:name="Object18" text:anchor-type="as-char" svg:y="-0.377cm" svg:width="0.422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<text:p text:style-name="P32"/>
            </text:list-item>
            <text:list-item>
              <text:p text:style-name="P4"><draw:frame draw:style-name="fr1" draw:name="Object19" text:anchor-type="as-char" svg:y="-0.377cm" svg:width="0.439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<text:p text:style-name="P32"/>
            </text:list-item>
            <text:list-item>
              <text:p text:style-name="P4"><draw:frame draw:style-name="fr1" draw:name="Object20" text:anchor-type="as-char" svg:y="-0.619cm" svg:width="2.679cm" svg:height="1.034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ext:list-item>
          </text:list>
        </text:list-item>
      </text:list>
      <text:p text:style-name="P7"/>
      <text:p text:style-name="P7"/>
      <text:list xml:id="list104858637286541" text:continue-numbering="true" text:style-name="L1">
        <text:list-item>
          <text:p text:style-name="P10">L’inéquation <draw:frame draw:style-name="fr1" draw:name="Object21" text:anchor-type="as-char" svg:y="-0.386cm" svg:width="2.193cm" svg:height="0.50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/><text:span text:style-name="T3">a pour ensemble des solutions :</text:span></text:p>
          <text:p text:style-name="P35"/>
          <text:list>
            <text:list-item>
              <text:p text:style-name="P10"><draw:frame draw:style-name="fr1" draw:name="Object22" text:anchor-type="as-char" svg:y="-0.377cm" svg:width="2.184cm" svg:height="0.482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text:p text:style-name="P35"/>
            </text:list-item>
            <text:list-item>
              <text:p text:style-name="P10"><draw:frame draw:style-name="fr1" draw:name="Object23" text:anchor-type="as-char" svg:y="-0.377cm" svg:width="2.738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text:p text:style-name="P35"/>
            </text:list-item>
            <text:list-item>
              <text:p text:style-name="P10"><draw:frame draw:style-name="fr1" draw:name="Object24" text:anchor-type="as-char" svg:y="-0.377cm" svg:width="2.11cm" svg:height="0.48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ext:list-item>
          </text:list>
        </text:list-item>
      </text:list>
      <text:p text:style-name="P11"/>
      <text:p text:style-name="P11"/>
      <text:p text:style-name="P11"/>
      <text:list xml:id="list104857698188505" text:continue-numbering="true" text:style-name="L1">
        <text:list-item>
          <text:p text:style-name="P12"><text:soft-page-break/>L’ensemble des solutions de l’inéquation <draw:frame draw:style-name="fr1" draw:name="Object25" text:anchor-type="as-char" svg:y="-0.386cm" svg:width="2.845cm" svg:height="0.50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est :</text:p>
          <text:p text:style-name="P36"/>
          <text:list>
            <text:list-item>
              <text:p text:style-name="P12"><draw:frame draw:style-name="fr1" draw:name="Object26" text:anchor-type="as-char" svg:y="-0.619cm" svg:width="3.288cm" svg:height="1.03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text:p text:style-name="P36"/>
            </text:list-item>
            <text:list-item>
              <text:p text:style-name="P12"><draw:frame draw:style-name="fr1" draw:name="Object27" text:anchor-type="as-char" svg:y="-0.619cm" svg:width="3.224cm" svg:height="1.03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  <text:p text:style-name="P36"/>
            </text:list-item>
            <text:list-item>
              <text:p text:style-name="P12"><draw:frame draw:style-name="fr1" draw:name="Object28" text:anchor-type="as-char" svg:y="-0.619cm" svg:width="2.875cm" svg:height="1.03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</text:list>
        </text:list-item>
      </text:list>
      <text:p text:style-name="P15"/>
      <text:p text:style-name="P15"/>
      <text:list xml:id="list104859089527802" text:continue-numbering="true" text:style-name="L1">
        <text:list-item>
          <text:p text:style-name="P12">L’ensemble des solutions de l’inéquation <draw:frame draw:style-name="fr1" draw:name="Object29" text:anchor-type="as-char" svg:y="-0.377cm" svg:width="2.228cm" svg:height="0.46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s/>est :</text:p>
          <text:p text:style-name="P36"/>
          <text:list>
            <text:list-item>
              <text:p text:style-name="P12"><draw:frame draw:style-name="fr1" draw:name="Object30" text:anchor-type="as-char" svg:y="-0.619cm" svg:width="2.669cm" svg:height="0.998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text:p text:style-name="P36"/>
            </text:list-item>
            <text:list-item>
              <text:p text:style-name="P12"><draw:frame draw:style-name="fr1" draw:name="Object31" text:anchor-type="as-char" svg:y="-0.619cm" svg:width="2.605cm" svg:height="0.998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<text:p text:style-name="P36"/>
            </text:list-item>
            <text:list-item>
              <text:p text:style-name="P12"><draw:frame draw:style-name="fr1" draw:name="Object32" text:anchor-type="as-char" svg:y="-0.619cm" svg:width="2.258cm" svg:height="0.99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/text:list-item>
          </text:list>
        </text:list-item>
      </text:list>
      <text:p text:style-name="P15"/>
      <text:p text:style-name="P15"/>
      <text:list xml:id="list104858388172469" text:continue-numbering="true" text:style-name="L1">
        <text:list-item>
          <text:p text:style-name="P18">La fonction <draw:frame draw:style-name="fr1" draw:name="Object33" text:anchor-type="as-char" svg:y="-0.386cm" svg:width="2.586cm" svg:height="0.508cm" draw:z-index="32"><draw:object xlink:href="./Object 33" xlink:type="simple" xlink:show="embed" xlink:actuate="onLoad"/><draw:image xlink:href="./ObjectReplacements/Object 33" xlink:type="simple" xlink:show="embed" xlink:actuate="onLoad"/></draw:frame><text:s/>est définie sur :</text:p>
          <text:p text:style-name="P39"/>
          <text:list>
            <text:list-item>
              <text:p text:style-name="P18"><draw:frame draw:style-name="fr1" draw:name="Object34" text:anchor-type="as-char" svg:y="-0.377cm" svg:width="1.6cm" svg:height="0.482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  <text:p text:style-name="P39"/>
            </text:list-item>
            <text:list-item>
              <text:p text:style-name="P18"><draw:frame draw:style-name="fr1" draw:name="Object35" text:anchor-type="as-char" svg:y="-0.377cm" svg:width="1.9cm" svg:height="0.482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<text:p text:style-name="P39"/>
            </text:list-item>
            <text:list-item>
              <text:p text:style-name="P18">n’est définie pour aucun réel</text:p>
            </text:list-item>
          </text:list>
        </text:list-item>
      </text:list>
      <text:p text:style-name="P19"/>
      <text:p text:style-name="P19"/>
      <text:list xml:id="list104858433094602" text:continue-numbering="true" text:style-name="L1">
        <text:list-item>
          <text:p text:style-name="P5">L’équation <draw:frame draw:style-name="fr1" draw:name="Object36" text:anchor-type="as-char" svg:y="-0.437cm" svg:width="2.415cm" svg:height="0.55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text:s/>a pour <text:span text:style-name="T1">ensemble des solutions :</text:span></text:p>
          <text:p text:style-name="P33"/>
          <text:list>
            <text:list-item>
              <text:p text:style-name="P5"><draw:frame draw:style-name="fr1" draw:name="Object37" text:anchor-type="as-char" svg:y="-0.402cm" svg:width="1.676cm" svg:height="0.519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  <text:p text:style-name="P33"/>
            </text:list-item>
            <text:list-item>
              <text:p text:style-name="P5"><draw:frame draw:style-name="fr1" draw:name="Object38" text:anchor-type="as-char" svg:y="-0.402cm" svg:width="1.653cm" svg:height="0.519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  <text:p text:style-name="P33"/>
            </text:list-item>
            <text:list-item>
              <text:p text:style-name="P5"><draw:frame draw:style-name="fr1" draw:name="Object39" text:anchor-type="as-char" svg:y="-0.707cm" svg:width="3.545cm" svg:height="1.139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ext:list-item>
          </text:list>
        </text:list-item>
      </text:list>
      <text:p text:style-name="P8"/>
      <text:p text:style-name="P8"/>
      <text:list xml:id="list104859031695141" text:continue-numbering="true" text:style-name="L1">
        <text:list-item>
          <text:p text:style-name="P21">Pour tout nombre réel <draw:frame draw:style-name="fr1" draw:name="Object44" text:anchor-type="as-char" svg:y="-0.377cm" svg:width="0.427cm" svg:height="0.467cm" draw:z-index="42"><draw:object xlink:href="./Object 44" xlink:type="simple" xlink:show="embed" xlink:actuate="onLoad"/><draw:image xlink:href="./ObjectReplacements/Object 44" xlink:type="simple" xlink:show="embed" xlink:actuate="onLoad"/></draw:frame><text:s/>et pour tout nombre réel <draw:frame draw:style-name="fr1" draw:name="Object45" text:anchor-type="as-char" svg:y="-0.377cm" svg:width="0.425cm" svg:height="0.467cm" draw:z-index="43"><draw:object xlink:href="./Object 45" xlink:type="simple" xlink:show="embed" xlink:actuate="onLoad"/><draw:image xlink:href="./ObjectReplacements/Object 45" xlink:type="simple" xlink:show="embed" xlink:actuate="onLoad"/></draw:frame>, </text:p>
          <text:p text:style-name="P21">on peut affirmer que <draw:frame draw:style-name="fr1" draw:name="Object40" text:anchor-type="as-char" svg:y="-0.681cm" svg:width="0.619cm" svg:height="1.118cm" draw:z-index="44"><draw:object xlink:href="./Object 40" xlink:type="simple" xlink:show="embed" xlink:actuate="onLoad"/><draw:image xlink:href="./ObjectReplacements/Object 40" xlink:type="simple" xlink:show="embed" xlink:actuate="onLoad"/></draw:frame><text:s/>est égal à :</text:p>
          <text:p text:style-name="P40"/>
          <text:list>
            <text:list-item>
              <text:p text:style-name="P20"><draw:frame draw:style-name="fr1" draw:name="Object41" text:anchor-type="as-char" svg:y="-0.723cm" svg:width="0.586cm" svg:height="0.813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  <text:p text:style-name="P41"/>
            </text:list-item>
            <text:list-item>
              <text:p text:style-name="P20"><draw:frame draw:style-name="fr1" draw:name="Object42" text:anchor-type="as-char" svg:y="-0.437cm" svg:width="0.882cm" svg:height="0.527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  <text:p text:style-name="P41"/>
            </text:list-item>
            <text:list-item>
              <text:p text:style-name="P20"><draw:frame draw:style-name="fr1" draw:name="Object43" text:anchor-type="as-char" svg:y="-0.437cm" svg:width="1.224cm" svg:height="0.527cm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list xml:id="list104858550741401" text:continue-numbering="true" text:style-name="L1">
        <text:list-item>
          <text:p text:style-name="P6"><text:soft-page-break/>L’équation <draw:frame draw:style-name="fr1" draw:name="Object46" text:anchor-type="as-char" svg:y="-0.386cm" svg:width="5.408cm" svg:height="0.50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text:s/>a pour <text:span text:style-name="T1">ensemble des solutions :</text:span></text:p>
          <text:p text:style-name="P34"/>
          <text:list>
            <text:list-item>
              <text:p text:style-name="P6"><draw:frame draw:style-name="fr1" draw:name="Object47" text:anchor-type="as-char" svg:y="-0.402cm" svg:width="1.986cm" svg:height="0.519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  <text:p text:style-name="P34"/>
            </text:list-item>
            <text:list-item>
              <text:p text:style-name="P6"><draw:frame draw:style-name="fr1" draw:name="Object48" text:anchor-type="as-char" svg:y="-0.402cm" svg:width="1.549cm" svg:height="0.519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<text:p text:style-name="P34"/>
            </text:list-item>
            <text:list-item>
              <text:p text:style-name="P6"><draw:frame draw:style-name="fr1" draw:name="Object49" text:anchor-type="as-char" svg:y="-0.402cm" svg:width="1.226cm" svg:height="0.519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/text:list-item>
          </text:list>
        </text:list-item>
      </text:list>
      <text:p text:style-name="P9"/>
      <text:p text:style-name="P9"/>
      <text:list xml:id="list104858560430002" text:continue-numbering="true" text:style-name="L1">
        <text:list-item>
          <text:p text:style-name="P23">Pour tout réel <draw:frame draw:style-name="fr1" draw:name="Object50" text:anchor-type="as-char" svg:y="-0.377cm" svg:width="0.432cm" svg:height="0.467cm" draw:z-index="49"><draw:object xlink:href="./Object 50" xlink:type="simple" xlink:show="embed" xlink:actuate="onLoad"/><draw:image xlink:href="./ObjectReplacements/Object 50" xlink:type="simple" xlink:show="embed" xlink:actuate="onLoad"/></draw:frame>, <draw:frame draw:style-name="fr1" draw:name="Object51" text:anchor-type="as-char" svg:y="-0.437cm" svg:width="2.582cm" svg:height="0.55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text:s/>est égal à :</text:p>
          <text:p text:style-name="P42"/>
          <text:list>
            <text:list-item>
              <text:p text:style-name="P23"><draw:frame draw:style-name="fr1" draw:name="Object52" text:anchor-type="as-char" svg:y="-0.473cm" svg:width="1.422cm" svg:height="0.564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<text:p text:style-name="P42"/>
            </text:list-item>
            <text:list-item>
              <text:p text:style-name="P23"><draw:frame draw:style-name="fr1" draw:name="Object53" text:anchor-type="as-char" svg:y="-0.443cm" svg:width="1.533cm" svg:height="0.534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<text:p text:style-name="P42"/>
            </text:list-item>
            <text:list-item>
              <text:p text:style-name="P23"><draw:frame draw:style-name="fr1" draw:name="Object54" text:anchor-type="as-char" svg:y="-0.681cm" svg:width="0.778cm" svg:height="1.058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/text:list-item>
          </text:list>
        </text:list-item>
      </text:list>
      <text:p text:style-name="P24"/>
      <text:p text:style-name="P24"/>
      <text:list xml:id="list104857526873711" text:continue-numbering="true" text:style-name="L1">
        <text:list-item>
          <text:p text:style-name="P25">Le nombre -2 est solution de l’équation :</text:p>
          <text:p text:style-name="P43"/>
          <text:list>
            <text:list-item>
              <text:p text:style-name="P25"><draw:frame draw:style-name="fr1" draw:name="Object55" text:anchor-type="as-char" svg:y="-0.377cm" svg:width="2.118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<text:p text:style-name="P43"/>
            </text:list-item>
            <text:list-item>
              <text:p text:style-name="P25"><draw:frame draw:style-name="fr1" draw:name="Object56" text:anchor-type="as-char" svg:y="-0.437cm" svg:width="1.665cm" svg:height="0.52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<text:p text:style-name="P43"/>
            </text:list-item>
            <text:list-item>
              <text:p text:style-name="P25"><draw:frame draw:style-name="fr1" draw:name="Object57" text:anchor-type="as-char" svg:y="-0.437cm" svg:width="1.826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ext:list-item>
          </text:list>
        </text:list-item>
      </text:list>
      <text:p text:style-name="P26"/>
      <text:p text:style-name="P26"/>
      <text:list xml:id="list104858294082034" text:continue-numbering="true" text:style-name="L1">
        <text:list-item>
          <text:p text:style-name="P13">L’ensemble des solutions de l’inéquation <draw:frame draw:style-name="fr1" draw:name="Object58" text:anchor-type="as-char" svg:y="-0.386cm" svg:width="2.545cm" svg:height="0.50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text:s/>est :</text:p>
          <text:p text:style-name="P37"/>
          <text:list>
            <text:list-item>
              <text:p text:style-name="P13"><draw:frame draw:style-name="fr1" draw:name="Object59" text:anchor-type="as-char" svg:y="-0.377cm" svg:width="2.191cm" svg:height="0.482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<text:p text:style-name="P37"/>
            </text:list-item>
            <text:list-item>
              <text:p text:style-name="P13"><draw:frame draw:style-name="fr1" draw:name="Object60" text:anchor-type="as-char" svg:y="-0.377cm" svg:width="2.087cm" svg:height="0.482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<text:p text:style-name="P37"/>
            </text:list-item>
            <text:list-item>
              <text:p text:style-name="P13"><draw:frame draw:style-name="fr1" draw:name="Object61" text:anchor-type="as-char" svg:y="-0.377cm" svg:width="1.78cm" svg:height="0.482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ext:list-item>
          </text:list>
        </text:list-item>
      </text:list>
      <text:p text:style-name="P16"/>
      <text:p text:style-name="P16"/>
      <text:list xml:id="list104859454012603" text:continue-numbering="true" text:style-name="L1">
        <text:list-item>
          <text:p text:style-name="P27">La fonction <draw:frame draw:style-name="fr1" draw:name="Object62" text:anchor-type="as-char" svg:y="-0.619cm" svg:width="2.314cm" svg:height="1.058cm" draw:z-index="61"><draw:object xlink:href="./Object 62" xlink:type="simple" xlink:show="embed" xlink:actuate="onLoad"/><draw:image xlink:href="./ObjectReplacements/Object 62" xlink:type="simple" xlink:show="embed" xlink:actuate="onLoad"/></draw:frame><text:s/>est définie sur :</text:p>
          <text:p text:style-name="P44"/>
          <text:list>
            <text:list-item>
              <text:p text:style-name="P27"><draw:frame draw:style-name="fr1" draw:name="Object63" text:anchor-type="as-char" svg:y="-0.295cm" svg:width="0.526cm" svg:height="0.385cm" draw:z-index="62"><draw:object xlink:href="./Object 63" xlink:type="simple" xlink:show="embed" xlink:actuate="onLoad"/><draw:image xlink:href="./ObjectReplacements/Object 63" xlink:type="simple" xlink:show="embed" xlink:actuate="onLoad"/></draw:frame></text:p>
              <text:p text:style-name="P44"/>
            </text:list-item>
            <text:list-item>
              <text:p text:style-name="P27"><draw:frame draw:style-name="fr1" draw:name="Object64" text:anchor-type="as-char" svg:y="-0.377cm" svg:width="3.286cm" svg:height="0.482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  <text:p text:style-name="P44"/>
            </text:list-item>
            <text:list-item>
              <text:p text:style-name="P27"><draw:frame draw:style-name="fr1" draw:name="Object65" text:anchor-type="as-char" svg:y="-0.377cm" svg:width="2.432cm" svg:height="0.482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</text:list-item>
          </text:list>
        </text:list-item>
      </text:list>
      <text:p text:style-name="P28"/>
      <text:p text:style-name="P28"/>
      <text:list xml:id="list104859455983347" text:continue-numbering="true" text:style-name="L1">
        <text:list-item>
          <text:p text:style-name="P14">L’ensemble des solutions de l’inéquation <draw:frame draw:style-name="fr1" draw:name="Object66" text:anchor-type="as-char" svg:y="-0.437cm" svg:width="1.834cm" svg:height="0.527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text:s/>est :</text:p>
          <text:p text:style-name="P38"/>
          <text:list>
            <text:list-item>
              <text:p text:style-name="P14"><draw:frame draw:style-name="fr1" draw:name="Object67" text:anchor-type="as-char" svg:y="-0.377cm" svg:width="2.131cm" svg:height="0.482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    <text:p text:style-name="P38"/>
            </text:list-item>
            <text:list-item>
              <text:p text:style-name="P14"><draw:frame draw:style-name="fr1" draw:name="Object68" text:anchor-type="as-char" svg:y="-0.377cm" svg:width="2.12cm" svg:height="0.482cm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  <text:p text:style-name="P38"/>
            </text:list-item>
            <text:list-item>
              <text:p text:style-name="P14"><draw:frame draw:style-name="fr1" draw:name="Object69" text:anchor-type="as-char" svg:y="-0.619cm" svg:width="2.21cm" svg:height="0.998cm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list xml:id="list104859657395745" text:continue-numbering="true" text:style-name="L1">
        <text:list-item>
          <text:p text:style-name="P14"><text:soft-page-break/><text:span text:style-name="T4">L</text:span>’expression algébrique de la fonction affine telle que <draw:frame draw:style-name="fr1" draw:name="Object70" text:anchor-type="as-char" svg:y="-0.386cm" svg:width="1.84cm" svg:height="0.508cm" draw:z-index="69"><draw:object xlink:href="./Object 70" xlink:type="simple" xlink:show="embed" xlink:actuate="onLoad"/><draw:image xlink:href="./ObjectReplacements/Object 70" xlink:type="simple" xlink:show="embed" xlink:actuate="onLoad"/></draw:frame><text:s/>et <draw:frame draw:style-name="fr1" draw:name="Object71" text:anchor-type="as-char" svg:y="-0.386cm" svg:width="1.84cm" svg:height="0.508cm" draw:z-index="70"><draw:object xlink:href="./Object 71" xlink:type="simple" xlink:show="embed" xlink:actuate="onLoad"/><draw:image xlink:href="./ObjectReplacements/Object 71" xlink:type="simple" xlink:show="embed" xlink:actuate="onLoad"/></draw:frame><text:s/><text:span text:style-name="T4">est :</text:span></text:p>
          <text:p text:style-name="P38"/>
          <text:list>
            <text:list-item>
              <text:p text:style-name="P29"><draw:frame draw:style-name="fr1" draw:name="Object72" text:anchor-type="as-char" svg:y="-0.386cm" svg:width="2.124cm" svg:height="0.508cm" draw:z-index="71"><draw:object xlink:href="./Object 72" xlink:type="simple" xlink:show="embed" xlink:actuate="onLoad"/><draw:image xlink:href="./ObjectReplacements/Object 72" xlink:type="simple" xlink:show="embed" xlink:actuate="onLoad"/></draw:frame></text:p>
              <text:p text:style-name="P45"/>
            </text:list-item>
            <text:list-item>
              <text:p text:style-name="P29"><draw:frame draw:style-name="fr1" draw:name="Object73" text:anchor-type="as-char" svg:y="-0.386cm" svg:width="2.379cm" svg:height="0.508cm" draw:z-index="72"><draw:object xlink:href="./Object 73" xlink:type="simple" xlink:show="embed" xlink:actuate="onLoad"/><draw:image xlink:href="./ObjectReplacements/Object 73" xlink:type="simple" xlink:show="embed" xlink:actuate="onLoad"/></draw:frame></text:p>
              <text:p text:style-name="P45"/>
            </text:list-item>
            <text:list-item>
              <text:p text:style-name="P29"><draw:frame draw:style-name="fr1" draw:name="Object74" text:anchor-type="as-char" svg:y="-0.386cm" svg:width="2.445cm" svg:height="0.508cm" draw:z-index="73"><draw:object xlink:href="./Object 74" xlink:type="simple" xlink:show="embed" xlink:actuate="onLoad"/><draw:image xlink:href="./ObjectReplacements/Object 74" xlink:type="simple" xlink:show="embed" xlink:actuate="onLoad"/></draw:frame>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9:17:58.018147568</meta:creation-date>
    <dc:date>2020-11-07T10:48:57.393308435</dc:date>
    <meta:editing-duration>PT1H30M45S</meta:editing-duration>
    <meta:editing-cycles>29</meta:editing-cycles>
    <meta:generator>LibreOffice/6.0.7.3$Linux_X86_64 LibreOffice_project/00m0$Build-3</meta:generator>
    <meta:document-statistic meta:table-count="0" meta:image-count="0" meta:object-count="74" meta:page-count="4" meta:paragraph-count="73" meta:word-count="211" meta:character-count="915" meta:non-whitespace-character-count="776"/>
  </office:meta>
</office:document-meta>
</file>

<file path=Object 1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 mathvariant="normal">e</mi>
              <mn>2</mn>
            </msup>
          </mrow>
          <mo fence="true" stretchy="false">)</mo>
        </mrow>
        <mo stretchy="false">−</mo>
        <mn>2</mn>
      </mrow>
      <mrow>
        <mi mathvariant="normal">e</mi>
        <mo stretchy="false">+</mo>
        <mi>ln</mi>
      </mrow>
      <mn>1</mn>
    </mrow>
    <annotation encoding="StarMath 5.0">ln( func e^{2} ) - 2 func e + ln 1</annotation>
  </semantics>
</math>
</file>

<file path=Object 10/content.xml><?xml version="1.0" encoding="utf-8"?>
<math xmlns="http://www.w3.org/1998/Math/MathML" display="block">
  <semantics>
    <mrow>
      <mfrac>
        <mn>5</mn>
        <mn>2</mn>
      </mfrac>
      <mi>ln</mi>
      <mrow>
        <mo fence="true" stretchy="false">(</mo>
        <mrow>
          <mn>2</mn>
        </mrow>
        <mo fence="true" stretchy="false">)</mo>
      </mrow>
    </mrow>
    <annotation encoding="StarMath 5.0">5 over 2 ln( 2 )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ln</mi>
            <mn>4</mn>
          </mrow>
        </mrow>
        <mo fence="true" stretchy="false">)</mo>
      </mrow>
      <mo stretchy="false">×</mo>
      <mrow>
        <mo fence="true" stretchy="false">(</mo>
        <mrow>
          <mrow>
            <mi>ln</mi>
            <msqrt>
              <mn>2</mn>
            </msqrt>
          </mrow>
        </mrow>
        <mo fence="true" stretchy="false">)</mo>
      </mrow>
    </mrow>
    <annotation encoding="StarMath 5.0">(ln 4 ) times (ln sqrt{2})</annotation>
  </semantics>
</math>
</file>

<file path=Object 12/content.xml><?xml version="1.0" encoding="utf-8"?>
<math xmlns="http://www.w3.org/1998/Math/MathML" display="block">
  <semantics>
    <mrow>
      <mi>ln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2</mn>
        </mfrac>
      </mrow>
    </mrow>
    <annotation encoding="StarMath 5.0">ln( x ) = 1 over 2</annotation>
  </semantics>
</math>
</file>

<file path=Object 13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n>1</mn>
              <mn>2</mn>
            </mfrac>
            <mi mathvariant="normal">e</mi>
          </mrow>
        </mrow>
        <mo fence="true" stretchy="true">}</mo>
      </mrow>
    </mrow>
    <annotation encoding="StarMath 5.0">S= left lbrace 1 over 2 func e  right rbrace </annotation>
  </semantics>
</math>
</file>

<file path=Object 14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sqrt>
            <mi mathvariant="normal">e</mi>
          </msqrt>
        </mrow>
        <mo fence="true" stretchy="true">}</mo>
      </mrow>
    </mrow>
    <annotation encoding="StarMath 5.0">S= left lbrace sqrt func e  right rbrace </annotation>
  </semantics>
</math>
</file>

<file path=Object 15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2</mn>
        </mrow>
        <mo fence="true" stretchy="true">}</mo>
      </mrow>
    </mrow>
    <annotation encoding="StarMath 5.0">S= left lbrace 2 right rbrace </annotation>
  </semantics>
</math>
</file>

<file path=Object 1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+</mo>
              <msqrt>
                <mn>3</mn>
              </msqrt>
            </mrow>
          </mrow>
          <mo fence="true" stretchy="false">)</mo>
        </mrow>
        <mo stretchy="false">+</mo>
        <mi>ln</mi>
      </mrow>
      <mrow>
        <mo fence="true" stretchy="false">(</mo>
        <mrow>
          <mrow>
            <mn>2</mn>
            <mo stretchy="false">−</mo>
            <msqrt>
              <mn>3</mn>
            </msqrt>
          </mrow>
        </mrow>
        <mo fence="true" stretchy="false">)</mo>
      </mrow>
    </mrow>
    <annotation encoding="StarMath 5.0">ln( 2 + sqrt 3 ) + ln( 2 - sqrt 3 )</annotation>
  </semantics>
</math>
</file>

<file path=Object 17/content.xml><?xml version="1.0" encoding="utf-8"?>
<math xmlns="http://www.w3.org/1998/Math/MathML" display="block">
  <semantics>
    <mn>0</mn>
    <annotation encoding="StarMath 5.0">0</annotation>
  </semantics>
</math>
</file>

<file path=Object 18/content.xml><?xml version="1.0" encoding="utf-8"?>
<math xmlns="http://www.w3.org/1998/Math/MathML" display="block">
  <semantics>
    <mn>0</mn>
    <annotation encoding="StarMath 5.0">0</annotation>
  </semantics>
</math>
</file>

<file path=Object 19/content.xml><?xml version="1.0" encoding="utf-8"?>
<math xmlns="http://www.w3.org/1998/Math/MathML" display="block">
  <semantics>
    <mn>4</mn>
    <annotation encoding="StarMath 5.0">4</annotation>
  </semantics>
</math>
</file>

<file path=Object 2/content.xml><?xml version="1.0" encoding="utf-8"?>
<math xmlns="http://www.w3.org/1998/Math/MathML" display="block">
  <semantics>
    <mrow>
      <mrow>
        <mn>2</mn>
        <mo stretchy="false">−</mo>
        <mn>2</mn>
      </mrow>
      <mi mathvariant="normal">e</mi>
    </mrow>
    <annotation encoding="StarMath 5.0">2 - 2 func e</annotation>
  </semantics>
</math>
</file>

<file path=Object 20/content.xml><?xml version="1.0" encoding="utf-8"?>
<math xmlns="http://www.w3.org/1998/Math/MathML" display="block">
  <semantics>
    <mrow>
      <mfrac>
        <mn>1</mn>
        <mrow>
          <mn>2</mn>
          <mo stretchy="false">+</mo>
          <msqrt>
            <mn>3</mn>
          </msqrt>
        </mrow>
      </mfrac>
      <mo stretchy="false">+</mo>
      <mfrac>
        <mn>1</mn>
        <mrow>
          <mn>2</mn>
          <mo stretchy="false">−</mo>
          <msqrt>
            <mn>3</mn>
          </msqrt>
        </mrow>
      </mfrac>
    </mrow>
    <annotation encoding="StarMath 5.0">1 over { 2+sqrt 3 } + 1 over { 2-sqrt 3 }</annotation>
  </semantics>
</math>
</file>

<file path=Object 21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o stretchy="false">&gt;</mo>
        <mn>1</mn>
      </mrow>
    </mrow>
    <annotation encoding="StarMath 5.0">ln( 1-x ) &gt; 1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1</mn>
      <mo stretchy="false">[</mo>
    </mrow>
    <annotation encoding="StarMath 5.0">S= \] -infinity;1\[ 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row>
        <mn>1</mn>
        <mo stretchy="false">−</mo>
        <mi mathvariant="normal">e</mi>
      </mrow>
      <mo stretchy="false">[</mo>
    </mrow>
    <annotation encoding="StarMath 5.0">S= \] -infinity;1- func e \[ 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o stretchy="false">]</mo>
      </mrow>
      <mi mathvariant="normal">e</mi>
      <mrow>
        <mi>;</mi>
        <mo stretchy="false">+</mo>
        <mi mathvariant="normal">∞</mi>
      </mrow>
      <mo stretchy="false">[</mo>
    </mrow>
    <annotation encoding="StarMath 5.0">S= \] func e ;+infinity\[ </annotation>
  </semantics>
</math>
</file>

<file path=Object 25/content.xml><?xml version="1.0" encoding="utf-8"?>
<math xmlns="http://www.w3.org/1998/Math/MathML" display="block">
  <semantics>
    <mrow>
      <mi>x</mi>
      <mi>ln</mi>
      <mrow>
        <mrow>
          <mrow>
            <mo fence="true" stretchy="false">(</mo>
            <mrow>
              <mn>0,3</mn>
            </mrow>
            <mo fence="true" stretchy="false">)</mo>
          </mrow>
          <mo stretchy="false">−</mo>
          <mn>1</mn>
        </mrow>
        <mo stretchy="false">≤</mo>
        <mn>0</mn>
      </mrow>
    </mrow>
    <annotation encoding="StarMath 5.0">x ln( 0,3 ) -1 &lt;= 0</annotation>
  </semantics>
</math>
</file>

<file path=Object 26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o stretchy="false">[</mo>
    </mrow>
    <annotation encoding="StarMath 5.0">S = \] -infinity ; 1 over {ln( 0,3 )} \[ </annotation>
  </semantics>
</math>
</file>

<file path=Object 27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row>
        <mi>;</mi>
        <mo stretchy="false">+</mo>
        <mi mathvariant="normal">∞</mi>
      </mrow>
      <mo stretchy="false">[</mo>
    </mrow>
    <annotation encoding="StarMath 5.0">S = \[ 1 over {ln( 0,3 )} ; +infinity \[ </annotation>
  </semantics>
</math>
</file>

<file path=Object 28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i>;</mi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o stretchy="false">[</mo>
    </mrow>
    <annotation encoding="StarMath 5.0">S = \[ 0;1 over {ln( 0,3 )} \[ </annotation>
  </semantics>
</math>
</file>

<file path=Object 29/content.xml><?xml version="1.0" encoding="utf-8"?>
<math xmlns="http://www.w3.org/1998/Math/MathML" display="block">
  <semantics>
    <mrow>
      <mrow>
        <mn>1</mn>
        <mo stretchy="false">−</mo>
        <mi>x</mi>
      </mrow>
      <mi>ln</mi>
      <mrow>
        <mn>2</mn>
        <mo stretchy="false">≥</mo>
        <mn>0</mn>
      </mrow>
    </mrow>
    <annotation encoding="StarMath 5.0">1 - x ln 2  &gt;= 0</annotation>
  </semantics>
</math>
</file>

<file path=Object 3/content.xml><?xml version="1.0" encoding="utf-8"?>
<math xmlns="http://www.w3.org/1998/Math/MathML" display="block">
  <semantics>
    <mrow>
      <mrow>
        <msup>
          <mi mathvariant="normal">e</mi>
          <mn>2</mn>
        </msup>
        <mo stretchy="false">−</mo>
        <mn>2</mn>
      </mrow>
      <mi mathvariant="normal">e</mi>
    </mrow>
    <annotation encoding="StarMath 5.0">func e^{2} - 2 func e</annotation>
  </semantics>
</math>
</file>

<file path=Object 30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frac>
        <mn>1</mn>
        <mrow>
          <mi>ln</mi>
          <mn>2</mn>
        </mrow>
      </mfrac>
      <mo stretchy="false">[</mo>
    </mrow>
    <annotation encoding="StarMath 5.0">S = \] -infinity ; 1 over {ln 2} \[ </annotation>
  </semantics>
</math>
</file>

<file path=Object 31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row>
          <mi>ln</mi>
          <mn>2</mn>
        </mrow>
      </mfrac>
      <mrow>
        <mi>;</mi>
        <mo stretchy="false">+</mo>
        <mi mathvariant="normal">∞</mi>
      </mrow>
      <mo stretchy="false">[</mo>
    </mrow>
    <annotation encoding="StarMath 5.0">S = \[ 1 over {ln2} ; +infinity \[ </annotation>
  </semantics>
</math>
</file>

<file path=Object 32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i>;</mi>
      <mfrac>
        <mn>1</mn>
        <mrow>
          <mi>ln</mi>
          <mn>2</mn>
        </mrow>
      </mfrac>
      <mo stretchy="false">[</mo>
    </mrow>
    <annotation encoding="StarMath 5.0">S = \[ 0;1 over {ln 2} \[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f( x ) = ln( -x )</annotation>
  </semantics>
</math>
</file>

<file path=Object 34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o stretchy="false">[</mo>
    </mrow>
    <annotation encoding="StarMath 5.0">\] -infinity ; 0 \[ </annotation>
  </semantics>
</math>
</file>

<file path=Object 35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row>
        <mi>;</mi>
        <mo stretchy="false">−</mo>
        <mn>1</mn>
      </mrow>
      <mo stretchy="false">[</mo>
    </mrow>
    <annotation encoding="StarMath 5.0">\] -infinity ; -1 \[ </annotation>
  </semantics>
</math>
</file>

<file path=Object 3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sup>
                <mi>x</mi>
                <mn>2</mn>
              </msup>
              <mo stretchy="false">−</mo>
              <mi>x</mi>
            </mrow>
          </mrow>
          <mo fence="true" stretchy="false">)</mo>
        </mrow>
        <mo stretchy="false">=</mo>
        <mn>0</mn>
      </mrow>
    </mrow>
    <annotation encoding="StarMath 5.0">ln( x^2 - x ) = 0</annotation>
  </semantics>
</math>
</file>

<file path=Object 3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0</mn>
            <mi>;</mi>
            <mn>1</mn>
          </mrow>
        </mrow>
        <mo fence="true" stretchy="true">}</mo>
      </mrow>
    </mrow>
    <annotation encoding="StarMath 5.0">S= left lbrace 0; 1 right rbrace </annotation>
  </semantics>
</math>
</file>

<file path=Object 3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1</mn>
            <mi>;</mi>
            <mi mathvariant="normal">e</mi>
          </mrow>
        </mrow>
        <mo fence="true" stretchy="true">}</mo>
      </mrow>
    </mrow>
    <annotation encoding="StarMath 5.0">S= left lbrace 1; func e right rbrace </annotation>
  </semantics>
</math>
</file>

<file path=Object 39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row>
                <mn>1</mn>
                <mo stretchy="false">−</mo>
                <msqrt>
                  <mn>5</mn>
                </msqrt>
              </mrow>
              <mn>2</mn>
            </mfrac>
            <mi>;</mi>
            <mfrac>
              <mrow>
                <mn>1</mn>
                <mo stretchy="false">+</mo>
                <msqrt>
                  <mn>5</mn>
                </msqrt>
              </mrow>
              <mn>2</mn>
            </mfrac>
          </mrow>
        </mrow>
        <mo fence="true" stretchy="true">}</mo>
      </mrow>
    </mrow>
    <annotation encoding="StarMath 5.0">S= left lbrace {1-sqrt 5} over 2; {1+sqrt 5} over 2 right rbrace </annotation>
  </semantics>
</math>
</file>

<file path=Object 4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=</mo>
        <mn>0</mn>
      </mrow>
    </mrow>
    <annotation encoding="StarMath 5.0">ln( x^2 ) = 0</annotation>
  </semantics>
</math>
</file>

<file path=Object 40/content.xml><?xml version="1.0" encoding="utf-8"?>
<math xmlns="http://www.w3.org/1998/Math/MathML" display="block">
  <semantics>
    <mfrac>
      <msup>
        <mi mathvariant="normal">e</mi>
        <mi>a</mi>
      </msup>
      <msup>
        <mi mathvariant="normal">e</mi>
        <mi>b</mi>
      </msup>
    </mfrac>
    <annotation encoding="StarMath 5.0">func e^{ a } over func e^{ b }</annotation>
  </semantics>
</math>
</file>

<file path=Object 41/content.xml><?xml version="1.0" encoding="utf-8"?>
<math xmlns="http://www.w3.org/1998/Math/MathML" display="block">
  <semantics>
    <msup>
      <mi mathvariant="normal">e</mi>
      <mfrac>
        <mi>a</mi>
        <mi>b</mi>
      </mfrac>
    </msup>
    <annotation encoding="StarMath 5.0">func e^{ a over b }</annotation>
  </semantics>
</math>
</file>

<file path=Object 42/content.xml><?xml version="1.0" encoding="utf-8"?>
<math xmlns="http://www.w3.org/1998/Math/MathML" display="block">
  <semantics>
    <msup>
      <mi mathvariant="normal">e</mi>
      <mrow>
        <mi>a</mi>
        <mo stretchy="false">−</mo>
        <mi>b</mi>
      </mrow>
    </msup>
    <annotation encoding="StarMath 5.0">func e^{ a-b }</annotation>
  </semantics>
</math>
</file>

<file path=Object 43/content.xml><?xml version="1.0" encoding="utf-8"?>
<math xmlns="http://www.w3.org/1998/Math/MathML" display="block">
  <semantics>
    <mrow>
      <msup>
        <mi mathvariant="normal">e</mi>
        <mi>a</mi>
      </msup>
      <mo stretchy="false">−</mo>
      <msup>
        <mi mathvariant="normal">e</mi>
        <mi>b</mi>
      </msup>
    </mrow>
    <annotation encoding="StarMath 5.0">func e^{ a } - func e^{ b }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+</mo>
        <mi>ln</mi>
      </mrow>
      <mrow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o stretchy="false">=</mo>
        <mi>ln</mi>
      </mrow>
      <mrow>
        <mo fence="true" stretchy="false">(</mo>
        <mrow>
          <mrow>
            <mn>3</mn>
            <mrow>
              <mi>x</mi>
              <mo stretchy="false">+</mo>
              <mn>5</mn>
            </mrow>
          </mrow>
        </mrow>
        <mo fence="true" stretchy="false">)</mo>
      </mrow>
    </mrow>
    <annotation encoding="StarMath 5.0">ln( x+1 ) + ln(x+3) = ln( 3x+5 )</annotation>
  </semantics>
</math>
</file>

<file path=Object 4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n>2</mn>
            </mrow>
            <mi>;</mi>
            <mn>1</mn>
          </mrow>
        </mrow>
        <mo fence="true" stretchy="true">}</mo>
      </mrow>
    </mrow>
    <annotation encoding="StarMath 5.0">S= left lbrace -2; 1 right rbrace </annotation>
  </semantics>
</math>
</file>

<file path=Object 4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o stretchy="false">−</mo>
            <mn>2</mn>
          </mrow>
        </mrow>
        <mo fence="true" stretchy="true">}</mo>
      </mrow>
    </mrow>
    <annotation encoding="StarMath 5.0">S= left lbrace -2 right rbrace </annotation>
  </semantics>
</math>
</file>

<file path=Object 49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1</mn>
        </mrow>
        <mo fence="true" stretchy="true">}</mo>
      </mrow>
    </mrow>
    <annotation encoding="StarMath 5.0">S= left lbrace 1 right rbrace 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0</mn>
        </mrow>
        <mo fence="true" stretchy="true">}</mo>
      </mrow>
    </mrow>
    <annotation encoding="StarMath 5.0">S= left lbrace 0 right rbrace 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sup>
        <mrow>
          <mo fence="true" stretchy="false">(</mo>
          <mrow>
            <msup>
              <mi mathvariant="normal">e</mi>
              <mi>x</mi>
            </msup>
          </mrow>
          <mo fence="true" stretchy="false">)</mo>
        </mrow>
        <mn>2</mn>
      </msup>
      <mrow>
        <mspace width="2em"/>
        <mo stretchy="false">×</mo>
        <mspace width="2em"/>
      </mrow>
      <msup>
        <mi mathvariant="normal">e</mi>
        <mrow>
          <mn>3</mn>
          <mrow>
            <mi>x</mi>
            <mo stretchy="false">−</mo>
            <mn>1</mn>
          </mrow>
        </mrow>
      </msup>
    </mrow>
    <annotation encoding="StarMath 5.0">(func e^{ x })^2 ~times~ func e^{ 3x-1 }</annotation>
  </semantics>
</math>
</file>

<file path=Object 52/content.xml><?xml version="1.0" encoding="utf-8"?>
<math xmlns="http://www.w3.org/1998/Math/MathML" display="block">
  <semantics>
    <msup>
      <mi mathvariant="normal">e</mi>
      <mrow>
        <mrow>
          <msup>
            <mi>x</mi>
            <mn>2</mn>
          </msup>
          <mo stretchy="false">+</mo>
          <mn>3</mn>
        </mrow>
        <mrow>
          <mi>x</mi>
          <mo stretchy="false">−</mo>
          <mn>1</mn>
        </mrow>
      </mrow>
    </msup>
    <annotation encoding="StarMath 5.0">func e^{ x^2 +3x -1 }</annotation>
  </semantics>
</math>
</file>

<file path=Object 53/content.xml><?xml version="1.0" encoding="utf-8"?>
<math xmlns="http://www.w3.org/1998/Math/MathML" display="block">
  <semantics>
    <msup>
      <mi mathvariant="normal">e</mi>
      <mrow>
        <mn>2</mn>
        <mi>x</mi>
        <mrow>
          <mo fence="true" stretchy="false">(</mo>
          <mrow>
            <mrow>
              <mn>3</mn>
              <mrow>
                <mi>x</mi>
                <mo stretchy="false">−</mo>
                <mn>1</mn>
              </mrow>
            </mrow>
          </mrow>
          <mo fence="true" stretchy="false">)</mo>
        </mrow>
      </mrow>
    </msup>
    <annotation encoding="StarMath 5.0">func e^{ 2x(3x -1) }</annotation>
  </semantics>
</math>
</file>

<file path=Object 54/content.xml><?xml version="1.0" encoding="utf-8"?>
<math xmlns="http://www.w3.org/1998/Math/MathML" display="block">
  <semantics>
    <mfrac>
      <msup>
        <mi mathvariant="normal">e</mi>
        <mrow>
          <mn>5</mn>
          <mi>x</mi>
        </mrow>
      </msup>
      <mi mathvariant="normal">e</mi>
    </mfrac>
    <annotation encoding="StarMath 5.0">func e^{ 5x } over func e</annotation>
  </semantics>
</math>
</file>

<file path=Object 55/content.xml><?xml version="1.0" encoding="utf-8"?>
<math xmlns="http://www.w3.org/1998/Math/MathML" display="block">
  <semantics>
    <mrow>
      <mi>ln</mi>
      <mrow>
        <mi>x</mi>
        <mo stretchy="false">=</mo>
        <mrow>
          <mo stretchy="false">−</mo>
          <mi>ln</mi>
        </mrow>
      </mrow>
      <mn>2</mn>
    </mrow>
    <annotation encoding="StarMath 5.0">ln x = -ln 2</annotation>
  </semantics>
</math>
</file>

<file path=Object 56/content.xml><?xml version="1.0" encoding="utf-8"?>
<math xmlns="http://www.w3.org/1998/Math/MathML" display="block">
  <semantics>
    <mrow>
      <msup>
        <mi mathvariant="normal">e</mi>
        <mrow>
          <mi>ln</mi>
          <mi>x</mi>
        </mrow>
      </msup>
      <mo stretchy="false">=</mo>
      <mrow>
        <mo stretchy="false">−</mo>
        <mn>2</mn>
      </mrow>
    </mrow>
    <annotation encoding="StarMath 5.0">func e^{ ln x } = -2</annotation>
  </semantics>
</math>
</file>

<file path=Object 57/content.xml><?xml version="1.0" encoding="utf-8"?>
<math xmlns="http://www.w3.org/1998/Math/MathML" display="block">
  <semantics>
    <mrow>
      <mi>ln</mi>
      <mrow>
        <msup>
          <mi mathvariant="normal">e</mi>
          <mi>x</mi>
        </msup>
        <mo stretchy="false">=</mo>
        <mrow>
          <mo stretchy="false">−</mo>
          <mn>2</mn>
        </mrow>
      </mrow>
    </mrow>
    <annotation encoding="StarMath 5.0">ln func e^{ x } = -2</annotation>
  </semantics>
</math>
</file>

<file path=Object 5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o stretchy="false">&lt;</mo>
        <mi>ln</mi>
      </mrow>
      <mn>6</mn>
    </mrow>
    <annotation encoding="StarMath 5.0">ln (x+3) &lt; ln 6</annotation>
  </semantics>
</math>
</file>

<file path=Object 59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3</mn>
      <mo stretchy="false">[</mo>
    </mrow>
    <annotation encoding="StarMath 5.0">S = \] -infinity ; 3 \[ 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1</mn>
        </mrow>
        <mo fence="true" stretchy="true">}</mo>
      </mrow>
    </mrow>
    <annotation encoding="StarMath 5.0">S= left lbrace 1 right rbrace </annotation>
  </semantics>
</math>
</file>

<file path=Object 60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3</mn>
        </mrow>
      </mrow>
      <mi>;</mi>
      <mn>3</mn>
      <mo stretchy="false">[</mo>
    </mrow>
    <annotation encoding="StarMath 5.0">S = \] -3 ; 3 \[ </annotation>
  </semantics>
</math>
</file>

<file path=Object 61/content.xml><?xml version="1.0" encoding="utf-8"?>
<math xmlns="http://www.w3.org/1998/Math/MathML" display="block">
  <semantics>
    <mrow>
      <mrow>
        <mi>S</mi>
        <mo stretchy="false">=</mo>
        <mo stretchy="false">]</mo>
      </mrow>
      <mn>0</mn>
      <mi>;</mi>
      <mn>3</mn>
      <mo stretchy="false">[</mo>
    </mrow>
    <annotation encoding="StarMath 5.0">S = \] 0 ; 3 \[ 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</mn>
          </mrow>
          <mrow>
            <msup>
              <mi mathvariant="normal">e</mi>
              <mi>x</mi>
            </msup>
            <mo stretchy="false">−</mo>
            <mn>1</mn>
          </mrow>
        </mfrac>
      </mrow>
    </mrow>
    <annotation encoding="StarMath 5.0">f( x ) = { x+1 } over { func e^{x} -1 }</annotation>
  </semantics>
</math>
</file>

<file path=Object 63/content.xml><?xml version="1.0" encoding="utf-8"?>
<math xmlns="http://www.w3.org/1998/Math/MathML" display="block">
  <semantics>
    <mi mathvariant="normal">ℝ</mi>
    <annotation encoding="StarMath 5.0">setR</annotation>
  </semantics>
</math>
</file>

<file path=Object 64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row>
        <mo stretchy="false">[</mo>
        <mo stretchy="false">∪</mo>
        <mo stretchy="false">]</mo>
      </mrow>
      <mn>0</mn>
      <mrow>
        <mi>;</mi>
        <mo stretchy="false">+</mo>
        <mi mathvariant="normal">∞</mi>
      </mrow>
      <mo stretchy="false">[</mo>
    </mrow>
    <annotation encoding="StarMath 5.0">\] -infinity ; 0 \[ union \] 0 ; +infinity \[</annotation>
  </semantics>
</math>
</file>

<file path=Object 65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1</mn>
        </mrow>
      </mrow>
      <mrow>
        <mi>;</mi>
        <mo stretchy="false">+</mo>
        <mi mathvariant="normal">∞</mi>
      </mrow>
      <mo stretchy="false">[</mo>
    </mrow>
    <annotation encoding="StarMath 5.0">S = \] -1 ; +infinity \[ </annotation>
  </semantics>
</math>
</file>

<file path=Object 66/content.xml><?xml version="1.0" encoding="utf-8"?>
<math xmlns="http://www.w3.org/1998/Math/MathML" display="block">
  <semantics>
    <mrow>
      <mrow>
        <msup>
          <mi mathvariant="normal">e</mi>
          <mrow>
            <mn>3</mn>
            <mi>x</mi>
          </mrow>
        </msup>
        <mo stretchy="false">−</mo>
        <mn>1</mn>
      </mrow>
      <mo stretchy="false">≥</mo>
      <mn>0</mn>
    </mrow>
    <annotation encoding="StarMath 5.0">func e^{ 3x } -1 &gt;= 0</annotation>
  </semantics>
</math>
</file>

<file path=Object 67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row>
        <mi>;</mi>
        <mo stretchy="false">+</mo>
        <mi mathvariant="normal">∞</mi>
      </mrow>
      <mo stretchy="false">[</mo>
    </mrow>
    <annotation encoding="StarMath 5.0">S = \[ 0 ; +infinity \[ </annotation>
  </semantics>
</math>
</file>

<file path=Object 68/content.xml><?xml version="1.0" encoding="utf-8"?>
<math xmlns="http://www.w3.org/1998/Math/MathML" display="block">
  <semantics>
    <mrow>
      <mrow>
        <mi>S</mi>
        <mo stretchy="false">=</mo>
        <mo stretchy="false">[</mo>
      </mrow>
      <mn>1</mn>
      <mrow>
        <mi>;</mi>
        <mo stretchy="false">+</mo>
        <mi mathvariant="normal">∞</mi>
      </mrow>
      <mo stretchy="false">[</mo>
    </mrow>
    <annotation encoding="StarMath 5.0">S = \[ 1 ; +infinity \[ </annotation>
  </semantics>
</math>
</file>

<file path=Object 69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n>3</mn>
      </mfrac>
      <mrow>
        <mi>;</mi>
        <mo stretchy="false">+</mo>
        <mi mathvariant="normal">∞</mi>
      </mrow>
      <mo stretchy="false">[</mo>
    </mrow>
    <annotation encoding="StarMath 5.0">S = \[ 1 over 3 ; +infinity \[ </annotation>
  </semantics>
</math>
</file>

<file path=Object 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n>1</mn>
            </mrow>
            <mi>;</mi>
            <mn>1</mn>
          </mrow>
        </mrow>
        <mo fence="true" stretchy="true">}</mo>
      </mrow>
    </mrow>
    <annotation encoding="StarMath 5.0">S= left lbrace -1; 1 right rbrace 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1</mn>
      </mrow>
    </mrow>
    <annotation encoding="StarMath 5.0">f(-2)=1</annotation>
  </semantics>
</math>
</file>

<file path=Object 71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row>
          <mo stretchy="false">−</mo>
          <mn>2</mn>
        </mrow>
      </mrow>
    </mrow>
    <annotation encoding="StarMath 5.0">f(1)=-2</annotation>
  </semantics>
</math>
</file>

<file path=Object 7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1</mn>
        </mrow>
      </mrow>
    </mrow>
    <annotation encoding="StarMath 5.0">f(x) = x-1</annotation>
  </semantics>
</math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+</mo>
          <mn>1</mn>
        </mrow>
      </mrow>
    </mrow>
    <annotation encoding="StarMath 5.0">f(x) = -x+1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−</mo>
          <mn>1</mn>
        </mrow>
      </mrow>
    </mrow>
    <annotation encoding="StarMath 5.0">f(x) = -x-1</annotation>
  </semantics>
</math>
</file>

<file path=Object 8/content.xml><?xml version="1.0" encoding="utf-8"?>
<math xmlns="http://www.w3.org/1998/Math/MathML" display="block">
  <semantics>
    <mrow>
      <mi>ln</mi>
      <mrow>
        <mo fence="true" stretchy="false">(</mo>
        <mrow>
          <mrow>
            <mn>4</mn>
            <msqrt>
              <mn>2</mn>
            </msqrt>
          </mrow>
        </mrow>
        <mo fence="true" stretchy="false">)</mo>
      </mrow>
    </mrow>
    <annotation encoding="StarMath 5.0">ln( 4 sqrt{2} )</annotation>
  </semantics>
</math>
</file>

<file path=Object 9/content.xml><?xml version="1.0" encoding="utf-8"?>
<math xmlns="http://www.w3.org/1998/Math/MathML" display="block">
  <semantics>
    <mrow>
      <mi>ln</mi>
      <msup>
        <mrow>
          <mo fence="true" stretchy="false">(</mo>
          <mrow>
            <msqrt>
              <mn>2</mn>
            </msqrt>
          </mrow>
          <mo fence="true" stretchy="false">)</mo>
        </mrow>
        <mn>4</mn>
      </msup>
    </mrow>
    <annotation encoding="StarMath 5.0">ln(  sqrt{2} )^4</annotation>
  </semantics>
</math>
</file>